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1" svg:font-family="1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2bbc"/>
    </style:style>
    <style:style style:name="P2" style:family="paragraph" style:parent-style-name="Standard">
      <style:text-properties officeooo:paragraph-rsid="001ccd7f"/>
    </style:style>
    <style:style style:name="P3" style:family="paragraph" style:parent-style-name="Standard">
      <style:text-properties officeooo:paragraph-rsid="00237b5a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2bbc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1"/>
    </style:style>
    <style:style style:name="T5" style:family="text">
      <style:text-properties officeooo:rsid="001b2bbc"/>
    </style:style>
    <style:style style:name="T6" style:family="text">
      <style:text-properties officeooo:rsid="001ccd7f"/>
    </style:style>
    <style:style style:name="T7" style:family="text">
      <style:text-properties officeooo:rsid="00237b5a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ř.: V R<text:span text:style-name="T1">4</text:span> najděte bázi průniku podprostorů U a V, kde</text:p>
      <text:p text:style-name="Standard"/>
      <text:p text:style-name="Standard"><text:tab/><text:tab/><text:tab/><text:tab/>U=[(1,4,4,5)<text:span text:style-name="T1">T</text:span>, (0,1,3,4)<text:span text:style-name="T1">T</text:span>]</text:p>
      <text:p text:style-name="Standard"><text:tab/><text:tab/><text:tab/><text:tab/>V=[(-1,5,2,1)<text:span text:style-name="T1">T</text:span>, (-2,2,1,0)<text:span text:style-name="T1">T</text:span>]</text:p>
      <text:p text:style-name="Standard"/>
      <text:p text:style-name="P1"><text:span text:style-name="T5">Reseni:</text:span></text:p>
      <text:p text:style-name="P1"><text:span text:style-name="T5">- vektory v podprostoru U i V jsou linearne nezavisle → hledame prunik dvou rovin v R</text:span><text:span text:style-name="T2">4</text:span><text:span text:style-name="T5">.</text:span></text:p>
      <text:p text:style-name="Standard"/>
      <text:p text:style-name="P2"><text:span text:style-name="T6">- prunikem vznikne podprostor, který je soucasti jak U tak V. Takze vysledne vektory podprostoru lze ziskat kombinaci vektoru jak z U tak z V:</text:span></text:p>
      <text:p text:style-name="P2"><text:span text:style-name="T6"><draw:frame draw:style-name="fr1" draw:name="Object1" text:anchor-type="as-char" svg:width="5.3925in" svg:height="5.5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7">- například tento vektor je vysledna baze.</text:span></text:p>
      <text:p text:style-name="Standard"/>
      <text:p text:style-name="Standard"/>
      <text:p text:style-name="Standard"/>
      <text:p text:style-name="Standard">Výsledek: (1,3,1,1)<text:span text:style-name="T1">T</text:span>=u<text:span text:style-name="T3">1</text:span> – u<text:span text:style-name="T3">2</text:span> = v<text:span text:style-name="T4">1</text:span> – v<text:span text:style-name="T3">2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1" svg:font-family="1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pisek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Rejstřík" style:family="paragraph" style:parent-style-name="Standard">
      <style:paragraph-properties text:number-lines="false" text:line-number="0"/>
      <style:text-properties style:font-name-complex="Tahoma"/>
    </style:style>
    <style:style style:name="Standardní_20_písmo_20_odstavce" style:display-name="Standardní písmo odstavce" style:family="text"/>
    <style:style style:name="Standardní_20_písmo_20_odstavce1" style:display-name="Standardní písmo odstavce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.</meta:initial-creator>
    <meta:creation-date>2007-02-08T23:02:00</meta:creation-date>
    <dc:date>2011-01-26T15:57:14</dc:date>
    <meta:print-date>2113-01-01T00:00:00</meta:print-date>
    <meta:editing-cycles>11</meta:editing-cycles>
    <meta:editing-duration>PT03H34M17S</meta:editing-duration>
    <meta:generator>OpenOffice.org/3.2$Unix OpenOffice.org_project/320m19$Build-9505</meta:generator>
    <meta:document-statistic meta:table-count="0" meta:image-count="0" meta:object-count="1" meta:page-count="1" meta:paragraph-count="9" meta:word-count="73" meta:character-count="4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i>u</mi>
                <mo stretchy="false">→</mo>
              </mover>
              <mi mathvariant="normal">=</mi>
              <msub>
                <mi>a</mi>
                <mn>1</mn>
              </msub>
            </mrow>
            <mrow>
              <mfenced open="" close="">
                <mtable>
                  <mtr>
                    <mtd>
                      <mn>1</mn>
                    </mtd>
                  </mtr>
                  <mtr>
                    <mtd>
                      <mn>4</mn>
                    </mtd>
                  </mtr>
                  <mtr>
                    <mtd>
                      <mn>4</mn>
                    </mtd>
                  </mtr>
                  <mtr>
                    <mtd>
                      <mn>5</mn>
                    </mtd>
                  </mtr>
                </mtable>
              </mfenced>
              <mo stretchy="false">+</mo>
              <msub>
                <mi>a</mi>
                <mn>2</mn>
              </msub>
            </mrow>
            <mrow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</mfenced>
              <mi mathvariant="normal">=</mi>
              <msub>
                <mi>a</mi>
                <mn>3</mn>
              </msub>
            </mrow>
            <mrow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n>5</mn>
                    </mtd>
                  </mtr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</mtable>
              </mfenced>
              <mo stretchy="false">+</mo>
              <msub>
                <mi>a</mi>
                <mn>4</mn>
              </msub>
            </mrow>
            <mrow>
              <mfenced open="" close="">
                <mtable>
                  <mtr>
                    <mtd>
                      <mrow>
                        <mi mathvariant="normal">−</mi>
                        <mn>2</mn>
                      </mrow>
                    </mtd>
                  </mtr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fenced>
              <mi mathvariant="normal">=</mi>
              <mover accent="true">
                <mi>u</mi>
                <mo stretchy="false">→</mo>
              </mover>
            </mrow>
          </mrow>
        </mtd>
      </mtr>
      <mtr>
        <mtd>
          <mrow>
            <msub>
              <mi>a</mi>
              <mn>1</mn>
            </msub>
            <mrow>
              <mfenced open="" close="">
                <mtable>
                  <mtr>
                    <mtd>
                      <mn>1</mn>
                    </mtd>
                  </mtr>
                  <mtr>
                    <mtd>
                      <mn>4</mn>
                    </mtd>
                  </mtr>
                  <mtr>
                    <mtd>
                      <mn>4</mn>
                    </mtd>
                  </mtr>
                  <mtr>
                    <mtd>
                      <mn>5</mn>
                    </mtd>
                  </mtr>
                </mtable>
              </mfenced>
              <mo stretchy="false">+</mo>
              <msub>
                <mi>a</mi>
                <mn>2</mn>
              </msub>
            </mrow>
            <mrow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</mfenced>
              <mi mathvariant="normal">−</mi>
              <msub>
                <mi>a</mi>
                <mn>3</mn>
              </msub>
            </mrow>
            <mrow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n>5</mn>
                    </mtd>
                  </mtr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</mtable>
              </mfenced>
              <mi mathvariant="normal">−</mi>
              <msub>
                <mi>a</mi>
                <mn>4</mn>
              </msub>
            </mrow>
            <mrow>
              <mfenced open="" close="">
                <mtable>
                  <mtr>
                    <mtd>
                      <mrow>
                        <mi mathvariant="normal">−</mi>
                        <mn>2</mn>
                      </mrow>
                    </mtd>
                  </mtr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fenced>
              <mi mathvariant="normal">=</mi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</mtable>
              </mfenced>
            </mrow>
          </mrow>
        </mtd>
      </mtr>
      <mtr>
        <mtd>
          <mrow>
            <msub>
              <mi>a</mi>
              <mn>1</mn>
            </msub>
            <mrow>
              <mfenced open="" close="">
                <mtable>
                  <mtr>
                    <mtd>
                      <mn>1</mn>
                    </mtd>
                  </mtr>
                  <mtr>
                    <mtd>
                      <mn>4</mn>
                    </mtd>
                  </mtr>
                  <mtr>
                    <mtd>
                      <mn>4</mn>
                    </mtd>
                  </mtr>
                  <mtr>
                    <mtd>
                      <mn>5</mn>
                    </mtd>
                  </mtr>
                </mtable>
              </mfenced>
              <mo stretchy="false">+</mo>
              <msub>
                <mi>a</mi>
                <mn>2</mn>
              </msub>
            </mrow>
            <mrow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</mfenced>
              <mo stretchy="false">+</mo>
              <msub>
                <mi>a</mi>
                <mn>3</mn>
              </msub>
            </mrow>
            <mrow>
              <mfenced open="" close="">
                <mtable>
                  <mtr>
                    <mtd>
                      <mn>1</mn>
                    </mtd>
                  </mtr>
                  <mtr>
                    <mtd>
                      <mrow>
                        <mi mathvariant="normal">−</mi>
                        <mn>5</mn>
                      </mrow>
                    </mtd>
                  </mtr>
                  <mtr>
                    <mtd>
                      <mrow>
                        <mi mathvariant="normal">−</mi>
                        <mn>2</mn>
                      </mrow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</mtr>
                </mtable>
              </mfenced>
              <mo stretchy="false">+</mo>
              <msub>
                <mi>a</mi>
                <mn>4</mn>
              </msub>
            </mrow>
            <mrow>
              <mfenced open="" close="">
                <mtable>
                  <mtr>
                    <mtd>
                      <mn>2</mn>
                    </mtd>
                  </mtr>
                  <mtr>
                    <mtd>
                      <mrow>
                        <mi mathvariant="normal">−</mi>
                        <mn>2</mn>
                      </mrow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n>0</mn>
                    </mtd>
                  </mtr>
                </mtable>
              </mfenced>
              <mi mathvariant="normal">=</mi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</mtable>
              </mfenced>
            </mrow>
          </mrow>
        </mtd>
      </mtr>
      <mtr>
        <mtd>
          <mrow>
            <mrow>
              <mrow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4</mn>
                      </mtd>
                      <mtd>
                        <mn>1</mn>
                      </mtd>
                      <mtd>
                        <mrow>
                          <mi mathvariant="normal">−</mi>
                          <mn>5</mn>
                        </mrow>
                      </mtd>
                      <mtd>
                        <mrow>
                          <mi mathvariant="normal">−</mi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  <mtd>
                        <mrow>
                          <mi mathvariant="normal">−</mi>
                          <mn>2</mn>
                        </mrow>
                      </mtd>
                      <mtd>
                        <mrow>
                          <mi mathvariant="normal">−</mi>
                          <mn>1</mn>
                        </mrow>
                      </mtd>
                    </mtr>
                    <mtr>
                      <mtd>
                        <mn>5</mn>
                      </mtd>
                      <mtd>
                        <mn>4</mn>
                      </mtd>
                      <mtd>
                        <mrow>
                          <mi mathvariant="normal">−</mi>
                          <mn>1</mn>
                        </mrow>
                      </mtd>
                      <mtd>
                        <mn>0</mn>
                      </mtd>
                    </mtr>
                  </mtable>
                </mfenced>
                <mi mathvariant="normal">~</mi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row>
                          <mi mathvariant="normal">−</mi>
                          <mn>9</mn>
                        </mrow>
                      </mtd>
                      <mtd>
                        <mrow>
                          <mi mathvariant="normal">−</mi>
                          <mn>10</mn>
                        </mrow>
                      </mtd>
                    </mtr>
                    <mtr>
                      <mtd>
                        <mn>0</mn>
                      </mtd>
                      <mtd>
                        <mn>3</mn>
                      </mtd>
                      <mtd>
                        <mrow>
                          <mi mathvariant="normal">−</mi>
                          <mn>6</mn>
                        </mrow>
                      </mtd>
                      <mtd>
                        <mrow>
                          <mi mathvariant="normal">−</mi>
                          <mn>9</mn>
                        </mrow>
                      </mtd>
                    </mtr>
                    <mtr>
                      <mtd>
                        <mn>0</mn>
                      </mtd>
                      <mtd>
                        <mn>4</mn>
                      </mtd>
                      <mtd>
                        <mrow>
                          <mi mathvariant="normal">−</mi>
                          <mn>6</mn>
                        </mrow>
                      </mtd>
                      <mtd>
                        <mrow>
                          <mi mathvariant="normal">−</mi>
                          <mn>10</mn>
                        </mrow>
                      </mtd>
                    </mtr>
                  </mtable>
                </mfenced>
              </mrow>
              <mi mathvariant="normal">~</mi>
              <mfenced open="" close="">
                <mtable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2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row>
                        <mi mathvariant="normal">−</mi>
                        <mn>9</mn>
                      </mrow>
                    </mtd>
                    <mtd>
                      <mrow>
                        <mi mathvariant="normal">−</mi>
                        <mn>10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21</mn>
                    </mtd>
                    <mtd>
                      <mn>21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30</mn>
                    </mtd>
                    <mtd>
                      <mn>30</mn>
                    </mtd>
                  </mtr>
                </mtable>
              </mfenced>
            </mrow>
            <mi mathvariant="normal">~</mi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row>
                      <mi mathvariant="normal">−</mi>
                      <mn>9</mn>
                    </mrow>
                  </mtd>
                  <mtd>
                    <mrow>
                      <mi mathvariant="normal">−</mi>
                      <mn>10</mn>
                    </mrow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row>
        </mtd>
      </mtr>
      <mtr>
        <mtd>
          <mrow>
            <msub>
              <mi>a</mi>
              <mn>4</mn>
            </msub>
            <mi mathvariant="normal">=</mi>
            <mi>t</mi>
          </mrow>
        </mtd>
      </mtr>
      <mtr>
        <mtd>
          <mrow>
            <mrow>
              <mrow>
                <msub>
                  <mi>a</mi>
                  <mn>3</mn>
                </msub>
                <mo stretchy="false">+</mo>
                <msub>
                  <mi>a</mi>
                  <mn>4</mn>
                </msub>
              </mrow>
              <mi mathvariant="normal">=</mi>
              <mn>0</mn>
            </mrow>
            <mo stretchy="false">→</mo>
            <mrow>
              <mrow>
                <msub>
                  <mi>a</mi>
                  <mn>3</mn>
                </msub>
                <mo stretchy="false">+</mo>
                <mi>t</mi>
              </mrow>
              <mi mathvariant="normal">=</mi>
              <mn>0</mn>
            </mrow>
            <mo stretchy="false">→</mo>
            <mrow>
              <msub>
                <mi>a</mi>
                <mn>3</mn>
              </msub>
              <mi mathvariant="normal">=</mi>
              <mrow>
                <mi mathvariant="normal">−</mi>
                <mi>t</mi>
              </mrow>
            </mrow>
          </mrow>
        </mtd>
      </mtr>
      <mtr>
        <mtd>
          <mrow>
            <mrow>
              <mrow>
                <mrow>
                  <msub>
                    <mi>a</mi>
                    <mn>2</mn>
                  </msub>
                  <mi mathvariant="normal">−</mi>
                  <msub>
                    <mn>9a</mn>
                    <mn>3</mn>
                  </msub>
                </mrow>
                <mi mathvariant="normal">−</mi>
                <msub>
                  <mn>10a</mn>
                  <mn>4</mn>
                </msub>
              </mrow>
              <mi mathvariant="normal">=</mi>
              <mn>0</mn>
            </mrow>
            <mo stretchy="false">→</mo>
            <mrow>
              <mrow>
                <mrow>
                  <msub>
                    <mi>a</mi>
                    <mn>2</mn>
                  </msub>
                  <mo stretchy="false">+</mo>
                  <mn>9t</mn>
                </mrow>
                <mi mathvariant="normal">−</mi>
                <mn>10t</mn>
              </mrow>
              <mi mathvariant="normal">=</mi>
              <mn>0</mn>
            </mrow>
            <mo stretchy="false">→</mo>
            <mrow>
              <msub>
                <mi>a</mi>
                <mn>2</mn>
              </msub>
              <mi mathvariant="normal">=</mi>
              <mi>t</mi>
            </mrow>
          </mrow>
        </mtd>
      </mtr>
      <mtr>
        <mtd>
          <mrow>
            <mrow>
              <mrow>
                <mrow>
                  <msub>
                    <mi>a</mi>
                    <mn>1</mn>
                  </msub>
                  <mo stretchy="false">+</mo>
                  <msub>
                    <mi>a</mi>
                    <mn>3</mn>
                  </msub>
                </mrow>
                <mo stretchy="false">+</mo>
                <msub>
                  <mn>2a</mn>
                  <mn>4</mn>
                </msub>
              </mrow>
              <mi mathvariant="normal">=</mi>
              <mn>0</mn>
            </mrow>
            <mo stretchy="false">→</mo>
            <mrow>
              <mrow>
                <mrow>
                  <msub>
                    <mi>a</mi>
                    <mn>1</mn>
                  </msub>
                  <mi mathvariant="normal">−</mi>
                  <mi>t</mi>
                </mrow>
                <mo stretchy="false">+</mo>
                <mn>2t</mn>
              </mrow>
              <mi mathvariant="normal">=</mi>
              <mn>0</mn>
            </mrow>
            <mo stretchy="false">→</mo>
            <mrow>
              <msub>
                <mi>a</mi>
                <mn>1</mn>
              </msub>
              <mi mathvariant="normal">=</mi>
              <mrow>
                <mi mathvariant="normal">−</mi>
                <mi>t</mi>
              </mrow>
            </mrow>
          </mrow>
        </mtd>
      </mtr>
      <mtr>
        <mtd>
          <mrow>
            <mo stretchy="false">→</mo>
            <mi>t</mi>
            <mrow>
              <mo stretchy="false">(</mo>
              <mrow>
                <mrow>
                  <mi mathvariant="normal">−</mi>
                  <mn>1,1,</mn>
                </mrow>
                <mi mathvariant="normal">−</mi>
                <mn>1,1</mn>
              </mrow>
              <mo stretchy="false">)</mo>
            </mrow>
          </mrow>
        </mtd>
      </mtr>
      <mtr>
        <mtd/>
      </mtr>
      <mtr>
        <mtd>
          <mrow>
            <mrow>
              <mover accent="true">
                <mi>u</mi>
                <mo stretchy="false">→</mo>
              </mover>
              <mi mathvariant="normal">=</mi>
              <mrow>
                <mi mathvariant="normal">−</mi>
                <mn>1</mn>
              </mrow>
            </mrow>
            <mrow>
              <mrow>
                <mrow>
                  <mfenced open="" close="">
                    <mtable>
                      <mtr>
                        <mtd>
                          <mn>1</mn>
                        </mtd>
                      </mtr>
                      <mtr>
                        <mtd>
                          <mn>4</mn>
                        </mtd>
                      </mtr>
                      <mtr>
                        <mtd>
                          <mn>4</mn>
                        </mtd>
                      </mtr>
                      <mtr>
                        <mtd>
                          <mn>5</mn>
                        </mtd>
                      </mtr>
                    </mtable>
                  </mfenced>
                  <mo stretchy="false">+</mo>
                  <mfenced open="" close=""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3</mn>
                        </mtd>
                      </mtr>
                      <mtr>
                        <mtd>
                          <mn>4</mn>
                        </mtd>
                      </mtr>
                    </mtable>
                  </mfenced>
                </mrow>
                <mi mathvariant="normal">=</mi>
                <mrow>
                  <mfenced open="" close="">
                    <mtable>
                      <mtr>
                        <mtd>
                          <mrow>
                            <mi mathvariant="normal">−</mi>
                            <mn>1</mn>
                          </mrow>
                        </mtd>
                      </mtr>
                      <mtr>
                        <mtd>
                          <mrow>
                            <mi mathvariant="normal">−</mi>
                            <mn>4</mn>
                          </mrow>
                        </mtd>
                      </mtr>
                      <mtr>
                        <mtd>
                          <mrow>
                            <mi mathvariant="normal">−</mi>
                            <mn>4</mn>
                          </mrow>
                        </mtd>
                      </mtr>
                      <mtr>
                        <mtd>
                          <mrow>
                            <mi mathvariant="normal">−</mi>
                            <mn>5</mn>
                          </mrow>
                        </mtd>
                      </mtr>
                    </mtable>
                  </mfenced>
                  <mo stretchy="false">+</mo>
                  <mfenced open="" close=""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3</mn>
                        </mtd>
                      </mtr>
                      <mtr>
                        <mtd>
                          <mn>4</mn>
                        </mtd>
                      </mtr>
                    </mtable>
                  </mfenced>
                </mrow>
              </mrow>
              <mi mathvariant="normal">=</mi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row>
                        <mi mathvariant="normal">−</mi>
                        <mn>3</mn>
                      </mrow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</mtr>
                </mtable>
              </mfenced>
            </mrow>
          </mrow>
        </mtd>
      </mtr>
    </mtable>
    <annotation encoding="StarMath 5.0">vec u = a_{1}left ( stack{1 # 4 # 4 # 5}  right ) + a_{2}left ( stack{0 # 1 # 3 # 4}  right ) = a_{3}left ( stack{-1 # 5 # 2 # 1}  right ) + a_{4}left ( stack{-2 # 2 # 1 # 0}  right ) = vec u
newline 
a_{1}left ( stack{1 # 4 # 4 # 5}  right ) + a_{2}left ( stack{0 # 1 # 3 # 4}  right ) - a_{3}left ( stack{-1 # 5 # 2 # 1}  right ) - a_{4}left ( stack{-2 # 2 # 1 # 0}  right ) = left ( stack{0 # 0 # 0 # 0}  right )
newline
a_{1}left ( stack{1 # 4 # 4 # 5}  right ) + a_{2}left ( stack{0 # 1 # 3 # 4}  right ) + a_{3}left ( stack{1 # -5 # -2 # -1}  right ) + a_{4}left ( stack{2 # -2 # -1 # 0}  right ) = left ( stack{0 # 0 # 0 # 0}  right )
newline
left ( matrix{1 # 0 # 1 # 2 ## 4 # 1 # -5 # -2 ## 4 # 3 # -2 # -1 ## 5 # 4 # -1 # 0}  right )
sim
left ( matrix{1 # 0 # 1 # 2 ## 0 # 1 # -9 # -10 ## 0 # 3 # -6 # -9 ## 0 # 4 # -6 # -10}  right ) 
sim
left ( matrix{1 # 0 # 1 # 2 ## 0 # 1 # -9 # -10 ## 0 # 0 # 21 # 21 ## 0 # 0 # 30 # 30}  right ) 
sim
left ( matrix{1 # 0 # 1 # 2 ## 0 # 1 # -9 # -10 ## 0 # 0 # 1 # 1 ## 0 # 0 # 0 # 0}  right ) 
newline
a_{4}=t
newline
a_{3}+a_{4}=0 rightarrow a_{3}+t=0 rightarrow a_{3}=-t
newline
a_{2}-9a_{3}-10a_{4}=0 rightarrow a_{2}+9t-10t=0 rightarrow a_{2}=t
newline
a_{1}+a_{3}+2a_{4}=0 rightarrow a_{1}-t+2t=0 rightarrow a_{1}=-t
newline
rightarrow t(-1,1,-1,1)
newline
newline
vec u = -1 left ( stack{1 # 4 # 4 # 5}  right ) + left ( stack{0 # 1 # 3 # 4}  right ) =  left ( stack{-1 # -4 # -4 # -5}  right ) + left ( stack{0 # 1 # 3 # 4}  right ) = left ( stack{-1 # -3 # -1 # -1}  right )
</annotation>
  </semantics>
</math>
</file>